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3000001929D5BB988AA586AB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2709in" draw:z-index="0"><draw:image xlink:href="Pictures/1000000100000353000001929D5BB988AA586A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0:43:38.696423211</meta:creation-date>
    <dc:date>2024-02-09T10:44:09.894331837</dc:date>
    <meta:editing-duration>PT31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